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2" officeooo:paragraph-rsid="000666d2"/>
    </style:style>
    <style:style style:name="P2" style:family="paragraph" style:parent-style-name="Standard">
      <style:text-properties officeooo:paragraph-rsid="000666d2"/>
    </style:style>
    <style:style style:name="P3" style:family="paragraph" style:parent-style-name="Standard"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4" style:family="paragraph" style:parent-style-name="Standard"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5" style:family="paragraph" style:parent-style-name="Standard">
      <style:paragraph-properties style:line-height-at-least="0.2709in"/>
      <style:text-properties fo:color="#d4d4d4" loext:opacity="100%" style:font-name="Droid Sans Mono" fo:font-size="14.25pt" fo:font-weight="normal" fo:background-color="#1e1e1e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d7ba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-idf</text:h>
      <text:h text:style-name="Heading_20_2" text:outline-level="2">Serial comunication to pc and more:</text:h>
      <text:p text:style-name="P2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1">to setup the monitoring in vscode and platformio add the line:</text:p>
      <text:p text:style-name="P1"/>
      <text:p text:style-name="P3">monitor_speed = 115200</text:p>
      <text:p text:style-name="P3"/>
      <text:p text:style-name="P3">to platformio.ini</text:p>
      <text:p text:style-name="P3"/>
      <text:p text:style-name="P3"/>
      <text:p text:style-name="P3">to write from the esp32 <text:span text:style-name="T2">to pc</text:span></text:p>
      <text:p text:style-name="P3"/>
      <text:p text:style-name="P3"><text:span text:style-name="T5"/></text:p>
      <text:p text:style-name="P5"><text:span text:style-name="T3">#include</text:span><text:span text:style-name="T4"> </text:span><text:span text:style-name="T5">&lt;stdio.h&gt;</text:span></text:p>
      <text:p text:style-name="P5"><text:span text:style-name="T4">void</text:span> <text:span text:style-name="T6">app_main</text:span>(<text:span text:style-name="T4">void</text:span>)</text:p>
      <text:p text:style-name="P5">{</text:p>
      <text:p text:style-name="P5"><text:span text:style-name="T6">printf</text:span>(<text:span text:style-name="T5">"Hello world!</text:span><text:span text:style-name="T7">\n</text:span><text:span text:style-name="T5">"</text:span>);</text:p>
      <text:p text:style-name="P5">}</text:p>
      <text:p text:style-name="P3"><text:span text:style-name="T5"/></text:p>
      <text:p text:style-name="P3"><text:span text:style-name="T5"/></text:p>
      <text:p text:style-name="P3"/>
      <text:h text:style-name="Heading_20_2" text:outline-level="2">upload to esp32 cam:</text:h>
      <text:p text:style-name="P4">connect pin IO0 to ground and restart or plug in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5T14:49:43.489340281</dc:date>
    <meta:editing-duration>PT6M56S</meta:editing-duration>
    <meta:editing-cycles>2</meta:editing-cycles>
    <meta:document-statistic meta:table-count="0" meta:image-count="0" meta:object-count="0" meta:page-count="1" meta:paragraph-count="14" meta:word-count="53" meta:character-count="314" meta:non-whitespace-character-count="275"/>
  </office:meta>
</office:document-meta>
</file>